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5702A">
            <text:p>BETA-65702A</text:p>
          </table:table-cell>
          <table:table-cell office:value-type="float" office:value="45.81">
            <text:p>45.81</text:p>
          </table:table-cell>
          <table:table-cell office:value-type="float" office:value="-64.27">
            <text:p>-64.27</text:p>
          </table:table-cell>
          <table:table-cell office:value-type="float" office:value="800.0">
            <text:p>8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5">
            <text:p>1.5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5702">
            <text:p>BETA-65702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3010.0">
            <text:p>30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1">
            <text:p>-3.1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5703A">
            <text:p>BETA-65703A</text:p>
          </table:table-cell>
          <table:table-cell office:value-type="float" office:value="45.81">
            <text:p>45.81</text:p>
          </table:table-cell>
          <table:table-cell office:value-type="float" office:value="-64.27">
            <text:p>-64.27</text:p>
          </table:table-cell>
          <table:table-cell office:value-type="float" office:value="1070.0">
            <text:p>107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2">
            <text:p>1.2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5703">
            <text:p>BETA-65703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2650.0">
            <text:p>26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0">
            <text:p>-3.0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5700">
            <text:p>BETA-65700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1070.0">
            <text:p>10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5698">
            <text:p>BETA-65698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290.0">
            <text:p>290.0</text:p>
          </table:table-cell>
          <table:table-cell office:value-type="float" office:value="55.0">
            <text:p>55.0</text:p>
          </table:table-cell>
          <table:table-cell office:value-type="string" office:value="sp. alterniflora root">
            <text:p>sp. alterniflora roo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5698A">
            <text:p>BETA-65698A</text:p>
          </table:table-cell>
          <table:table-cell office:value-type="float" office:value="45.81">
            <text:p>45.81</text:p>
          </table:table-cell>
          <table:table-cell office:value-type="float" office:value="-64.27">
            <text:p>-64.27</text:p>
          </table:table-cell>
          <table:table-cell office:value-type="float" office:value="1350.0">
            <text:p>13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5699">
            <text:p>BETA-65699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970.0">
            <text:p>9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5699A">
            <text:p>BETA-65699A</text:p>
          </table:table-cell>
          <table:table-cell office:value-type="float" office:value="45.81">
            <text:p>45.81</text:p>
          </table:table-cell>
          <table:table-cell office:value-type="float" office:value="-64.27">
            <text:p>-64.27</text:p>
          </table:table-cell>
          <table:table-cell office:value-type="float" office:value="1060.0">
            <text:p>10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5701A">
            <text:p>BETA-65701A</text:p>
          </table:table-cell>
          <table:table-cell office:value-type="float" office:value="45.81">
            <text:p>45.81</text:p>
          </table:table-cell>
          <table:table-cell office:value-type="float" office:value="-64.27">
            <text:p>-64.27</text:p>
          </table:table-cell>
          <table:table-cell office:value-type="float" office:value="400.0">
            <text:p>4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3">
            <text:p>1.3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5701">
            <text:p>BETA-65701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1150.0">
            <text:p>11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5700A">
            <text:p>BETA-65700A</text:p>
          </table:table-cell>
          <table:table-cell office:value-type="float" office:value="45.81">
            <text:p>45.81</text:p>
          </table:table-cell>
          <table:table-cell office:value-type="float" office:value="-64.27">
            <text:p>-64.27</text:p>
          </table:table-cell>
          <table:table-cell office:value-type="float" office:value="1530.0">
            <text:p>15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5697A">
            <text:p>BETA-65697A</text:p>
          </table:table-cell>
          <table:table-cell office:value-type="float" office:value="45.81">
            <text:p>45.81</text:p>
          </table:table-cell>
          <table:table-cell office:value-type="float" office:value="-64.27">
            <text:p>-64.27</text:p>
          </table:table-cell>
          <table:table-cell office:value-type="float" office:value="1160.0">
            <text:p>11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2">
            <text:p>1.2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alrympleZaitlin1994,VacchiEtal2018">
            <text:p>DalrympleZaitlin1994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5704">
            <text:p>BETA-65704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2600.0">
            <text:p>26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2">
            <text:p>-3.2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8897">
            <text:p>BETA-68897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1110.0">
            <text:p>11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5705">
            <text:p>BETA-65705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2840.0">
            <text:p>28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8">
            <text:p>-2.8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8907">
            <text:p>BETA-68907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2080.0">
            <text:p>20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2">
            <text:p>-1.2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8908">
            <text:p>BETA-68908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2140.0">
            <text:p>21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8909">
            <text:p>BETA-68909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2310.0">
            <text:p>23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8910">
            <text:p>BETA-68910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2350.0">
            <text:p>23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8911">
            <text:p>BETA-68911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2460.0">
            <text:p>24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8912">
            <text:p>BETA-68912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2390.0">
            <text:p>23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8913">
            <text:p>BETA-68913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2680.0">
            <text:p>26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73258">
            <text:p>BETA-73258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1920.0">
            <text:p>19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6">
            <text:p>-0.6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73259">
            <text:p>BETA-73259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910.0">
            <text:p>9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">
            <text:p>-0.7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74550">
            <text:p>BETA-74550</text:p>
          </table:table-cell>
          <table:table-cell office:value-type="float" office:value="45.87">
            <text:p>45.87</text:p>
          </table:table-cell>
          <table:table-cell office:value-type="float" office:value="-64.29">
            <text:p>-64.29</text:p>
          </table:table-cell>
          <table:table-cell office:value-type="float" office:value="1240.0">
            <text:p>12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74551">
            <text:p>BETA-74551</text:p>
          </table:table-cell>
          <table:table-cell office:value-type="float" office:value="45.87">
            <text:p>45.87</text:p>
          </table:table-cell>
          <table:table-cell office:value-type="float" office:value="-64.29">
            <text:p>-64.29</text:p>
          </table:table-cell>
          <table:table-cell office:value-type="float" office:value="2230.0">
            <text:p>22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1">
            <text:p>-2.1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GX-8141">
            <text:p>GX-8141</text:p>
          </table:table-cell>
          <table:table-cell office:value-type="float" office:value="45.86">
            <text:p>45.86</text:p>
          </table:table-cell>
          <table:table-cell office:value-type="float" office:value="-64.29">
            <text:p>-64.29</text:p>
          </table:table-cell>
          <table:table-cell office:value-type="float" office:value="1335.0">
            <text:p>1335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7">
            <text:p>-1.7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ScottGreenberg1983,VacchiEtal2018">
            <text:p>ScottGreenberg1983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78142">
            <text:p>BETA-78142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1320.0">
            <text:p>13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7">
            <text:p>-1.7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79650">
            <text:p>BETA-79650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1350.0">
            <text:p>13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7">
            <text:p>-1.7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12859">
            <text:p>Beta-12859</text:p>
          </table:table-cell>
          <table:table-cell office:value-type="float" office:value="45.35">
            <text:p>45.35</text:p>
          </table:table-cell>
          <table:table-cell office:value-type="float" office:value="-64.7">
            <text:p>-64.7</text:p>
          </table:table-cell>
          <table:table-cell office:value-type="float" office:value="12600.0">
            <text:p>12600.0</text:p>
          </table:table-cell>
          <table:table-cell office:value-type="float" office:value="170.0">
            <text:p>17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teaWightman1987,VacchiEtal2018">
            <text:p>SteaWightman1987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8906">
            <text:p>BETA-68906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2300.0">
            <text:p>23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8905">
            <text:p>BETA-68905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2320.0">
            <text:p>23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">
            <text:p>-0.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8904">
            <text:p>BETA-68904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2130.0">
            <text:p>21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">
            <text:p>-0.7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8903">
            <text:p>BETA-68903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2100.0">
            <text:p>21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5705A">
            <text:p>BETA-65705A</text:p>
          </table:table-cell>
          <table:table-cell office:value-type="float" office:value="45.81">
            <text:p>45.81</text:p>
          </table:table-cell>
          <table:table-cell office:value-type="float" office:value="-64.27">
            <text:p>-64.27</text:p>
          </table:table-cell>
          <table:table-cell office:value-type="float" office:value="2200.0">
            <text:p>220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">
            <text:p>-0.7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5706">
            <text:p>BETA-65706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2640.0">
            <text:p>264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7">
            <text:p>-2.7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5706A">
            <text:p>BETA-65706A</text:p>
          </table:table-cell>
          <table:table-cell office:value-type="float" office:value="45.81">
            <text:p>45.81</text:p>
          </table:table-cell>
          <table:table-cell office:value-type="float" office:value="-64.27">
            <text:p>-64.27</text:p>
          </table:table-cell>
          <table:table-cell office:value-type="float" office:value="2240.0">
            <text:p>22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5707">
            <text:p>BETA-65707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2610.0">
            <text:p>261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9">
            <text:p>-2.9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5707A">
            <text:p>BETA-65707A</text:p>
          </table:table-cell>
          <table:table-cell office:value-type="float" office:value="45.81">
            <text:p>45.81</text:p>
          </table:table-cell>
          <table:table-cell office:value-type="float" office:value="-64.27">
            <text:p>-64.27</text:p>
          </table:table-cell>
          <table:table-cell office:value-type="float" office:value="1490.0">
            <text:p>14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5708">
            <text:p>BETA-65708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2560.0">
            <text:p>25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8">
            <text:p>-2.8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5708A">
            <text:p>BETA-65708A</text:p>
          </table:table-cell>
          <table:table-cell office:value-type="float" office:value="45.81">
            <text:p>45.81</text:p>
          </table:table-cell>
          <table:table-cell office:value-type="float" office:value="-64.27">
            <text:p>-64.27</text:p>
          </table:table-cell>
          <table:table-cell office:value-type="float" office:value="1020.0">
            <text:p>10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3">
            <text:p>1.3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5704A">
            <text:p>BETA-65704A</text:p>
          </table:table-cell>
          <table:table-cell office:value-type="float" office:value="45.81">
            <text:p>45.81</text:p>
          </table:table-cell>
          <table:table-cell office:value-type="float" office:value="-64.27">
            <text:p>-64.27</text:p>
          </table:table-cell>
          <table:table-cell office:value-type="float" office:value="1780.0">
            <text:p>178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3">
            <text:p>-0.3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5710">
            <text:p>BETA-65710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3120.0">
            <text:p>31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8896">
            <text:p>BETA-68896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920.0">
            <text:p>9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5697">
            <text:p>BETA-65697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315.0">
            <text:p>315.0</text:p>
          </table:table-cell>
          <table:table-cell office:value-type="float" office:value="55.0">
            <text:p>55.0</text:p>
          </table:table-cell>
          <table:table-cell office:value-type="string" office:value="sp. alterniflora root">
            <text:p>sp. alterniflora roo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8898">
            <text:p>BETA-68898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1560.0">
            <text:p>15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8899">
            <text:p>BETA-68899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1250.0">
            <text:p>12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8900">
            <text:p>BETA-68900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1070.0">
            <text:p>107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8901">
            <text:p>BETA-68901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1160.0">
            <text:p>11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8902">
            <text:p>BETA-68902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1890.0">
            <text:p>18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8895">
            <text:p>BETA-68895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900.0">
            <text:p>9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6">
            <text:p>0.6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5696">
            <text:p>BETA-65696</text:p>
          </table:table-cell>
          <table:table-cell office:value-type="float" office:value="45.87">
            <text:p>45.87</text:p>
          </table:table-cell>
          <table:table-cell office:value-type="float" office:value="-64.29">
            <text:p>-64.29</text:p>
          </table:table-cell>
          <table:table-cell office:value-type="float" office:value="2500.0">
            <text:p>25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2">
            <text:p>-2.2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118970">
            <text:p>BETA-118970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2570.0">
            <text:p>257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1">
            <text:p>-3.1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GSC-1076">
            <text:p>GSC-1076</text:p>
          </table:table-cell>
          <table:table-cell office:value-type="float" office:value="45.82">
            <text:p>45.82</text:p>
          </table:table-cell>
          <table:table-cell office:value-type="float" office:value="-64.25">
            <text:p>-64.25</text:p>
          </table:table-cell>
          <table:table-cell office:value-type="float" office:value="1800.0">
            <text:p>180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GSC-2598">
            <text:p>GSC-2598</text:p>
          </table:table-cell>
          <table:table-cell office:value-type="float" office:value="45.12">
            <text:p>45.12</text:p>
          </table:table-cell>
          <table:table-cell office:value-type="float" office:value="-64.38">
            <text:p>-64.38</text:p>
          </table:table-cell>
          <table:table-cell office:value-type="float" office:value="4150.0">
            <text:p>4150.0</text:p>
          </table:table-cell>
          <table:table-cell office:value-type="float" office:value="30.0">
            <text:p>30.0</text:p>
          </table:table-cell>
          <table:table-cell office:value-type="string" office:value="oyster">
            <text:p>oyster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5.2">
            <text:p>-5.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GSC-1032">
            <text:p>GSC-1032</text:p>
          </table:table-cell>
          <table:table-cell office:value-type="float" office:value="45.82">
            <text:p>45.82</text:p>
          </table:table-cell>
          <table:table-cell office:value-type="float" office:value="-64.25">
            <text:p>-64.25</text:p>
          </table:table-cell>
          <table:table-cell office:value-type="float" office:value="1000.0">
            <text:p>10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P-977">
            <text:p>P-977</text:p>
          </table:table-cell>
          <table:table-cell office:value-type="float" office:value="45.42">
            <text:p>45.42</text:p>
          </table:table-cell>
          <table:table-cell office:value-type="float" office:value="-63.43">
            <text:p>-63.43</text:p>
          </table:table-cell>
          <table:table-cell office:value-type="float" office:value="10113.0">
            <text:p>10113.0</text:p>
          </table:table-cell>
          <table:table-cell office:value-type="float" office:value="275.0">
            <text:p>27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0.0">
            <text:p>30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tuckenrathEtal1966,VacchiEtal2018">
            <text:p>StuckenrathEtal1966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GSC-1073">
            <text:p>GSC-1073</text:p>
          </table:table-cell>
          <table:table-cell office:value-type="float" office:value="45.82">
            <text:p>45.82</text:p>
          </table:table-cell>
          <table:table-cell office:value-type="float" office:value="-64.25">
            <text:p>-64.25</text:p>
          </table:table-cell>
          <table:table-cell office:value-type="float" office:value="2750.0">
            <text:p>275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0">
            <text:p>-3.0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GSC-1075">
            <text:p>GSC-1075</text:p>
          </table:table-cell>
          <table:table-cell office:value-type="float" office:value="45.82">
            <text:p>45.82</text:p>
          </table:table-cell>
          <table:table-cell office:value-type="float" office:value="-64.25">
            <text:p>-64.25</text:p>
          </table:table-cell>
          <table:table-cell office:value-type="float" office:value="2960.0">
            <text:p>296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2">
            <text:p>-4.2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65695">
            <text:p>BETA-65695</text:p>
          </table:table-cell>
          <table:table-cell office:value-type="float" office:value="45.87">
            <text:p>45.87</text:p>
          </table:table-cell>
          <table:table-cell office:value-type="float" office:value="-64.29">
            <text:p>-64.29</text:p>
          </table:table-cell>
          <table:table-cell office:value-type="float" office:value="2100.0">
            <text:p>21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8">
            <text:p>-2.8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GSC-1079">
            <text:p>GSC-1079</text:p>
          </table:table-cell>
          <table:table-cell office:value-type="float" office:value="45.82">
            <text:p>45.82</text:p>
          </table:table-cell>
          <table:table-cell office:value-type="float" office:value="-64.25">
            <text:p>-64.25</text:p>
          </table:table-cell>
          <table:table-cell office:value-type="float" office:value="1910.0">
            <text:p>191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P-975">
            <text:p>P-975</text:p>
          </table:table-cell>
          <table:table-cell office:value-type="float" office:value="45.42">
            <text:p>45.42</text:p>
          </table:table-cell>
          <table:table-cell office:value-type="float" office:value="-63.43">
            <text:p>-63.43</text:p>
          </table:table-cell>
          <table:table-cell office:value-type="float" office:value="11011.0">
            <text:p>11011.0</text:p>
          </table:table-cell>
          <table:table-cell office:value-type="float" office:value="225.0">
            <text:p>22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0.0">
            <text:p>30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tuckenrathEtal1966,VacchiEtal2018">
            <text:p>StuckenrathEtal1966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P-966">
            <text:p>P-966</text:p>
          </table:table-cell>
          <table:table-cell office:value-type="float" office:value="45.42">
            <text:p>45.42</text:p>
          </table:table-cell>
          <table:table-cell office:value-type="float" office:value="-63.43">
            <text:p>-63.43</text:p>
          </table:table-cell>
          <table:table-cell office:value-type="float" office:value="10557.0">
            <text:p>10557.0</text:p>
          </table:table-cell>
          <table:table-cell office:value-type="float" office:value="121.0">
            <text:p>121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0.0">
            <text:p>30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tuckenrathEtal1966,VacchiEtal2018">
            <text:p>StuckenrathEtal1966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P-951">
            <text:p>P-951</text:p>
          </table:table-cell>
          <table:table-cell office:value-type="float" office:value="45.55">
            <text:p>45.55</text:p>
          </table:table-cell>
          <table:table-cell office:value-type="float" office:value="-63.55">
            <text:p>-63.55</text:p>
          </table:table-cell>
          <table:table-cell office:value-type="float" office:value="10746.0">
            <text:p>10746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tuckenrathEtal1966,VacchiEtal2018">
            <text:p>StuckenrathEtal1966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P-867">
            <text:p>P-867</text:p>
          </table:table-cell>
          <table:table-cell office:value-type="float" office:value="45.38">
            <text:p>45.38</text:p>
          </table:table-cell>
          <table:table-cell office:value-type="float" office:value="-63.53">
            <text:p>-63.53</text:p>
          </table:table-cell>
          <table:table-cell office:value-type="float" office:value="7208.0">
            <text:p>7208.0</text:p>
          </table:table-cell>
          <table:table-cell office:value-type="float" office:value="83.0">
            <text:p>83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tuckenrathEtal1966,VacchiEtal2018">
            <text:p>StuckenrathEtal1966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P-743">
            <text:p>P-743</text:p>
          </table:table-cell>
          <table:table-cell office:value-type="float" office:value="45.42">
            <text:p>45.42</text:p>
          </table:table-cell>
          <table:table-cell office:value-type="float" office:value="-63.43">
            <text:p>-63.43</text:p>
          </table:table-cell>
          <table:table-cell office:value-type="float" office:value="10452.0">
            <text:p>10452.0</text:p>
          </table:table-cell>
          <table:table-cell office:value-type="float" office:value="128.0">
            <text:p>128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0.0">
            <text:p>30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tuckenrathEtal1966,VacchiEtal2018">
            <text:p>StuckenrathEtal1966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P-741">
            <text:p>P-741</text:p>
          </table:table-cell>
          <table:table-cell office:value-type="float" office:value="45.42">
            <text:p>45.42</text:p>
          </table:table-cell>
          <table:table-cell office:value-type="float" office:value="-63.43">
            <text:p>-63.43</text:p>
          </table:table-cell>
          <table:table-cell office:value-type="float" office:value="10531.0">
            <text:p>10531.0</text:p>
          </table:table-cell>
          <table:table-cell office:value-type="float" office:value="126.0">
            <text:p>126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0.0">
            <text:p>30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tuckenrathEtal1966,VacchiEtal2018">
            <text:p>StuckenrathEtal1966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P-739">
            <text:p>P-739</text:p>
          </table:table-cell>
          <table:table-cell office:value-type="float" office:value="45.42">
            <text:p>45.42</text:p>
          </table:table-cell>
          <table:table-cell office:value-type="float" office:value="-63.43">
            <text:p>-63.43</text:p>
          </table:table-cell>
          <table:table-cell office:value-type="float" office:value="10642.0">
            <text:p>10642.0</text:p>
          </table:table-cell>
          <table:table-cell office:value-type="float" office:value="134.0">
            <text:p>134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0.0">
            <text:p>30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tuckenrathEtal1966,VacchiEtal2018">
            <text:p>StuckenrathEtal1966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Gx-6810">
            <text:p>Gx-6810</text:p>
          </table:table-cell>
          <table:table-cell office:value-type="float" office:value="45.14">
            <text:p>45.14</text:p>
          </table:table-cell>
          <table:table-cell office:value-type="float" office:value="-64.39">
            <text:p>-64.39</text:p>
          </table:table-cell>
          <table:table-cell office:value-type="float" office:value="4430.0">
            <text:p>4430.0</text:p>
          </table:table-cell>
          <table:table-cell office:value-type="float" office:value="235.0">
            <text:p>2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8">
            <text:p>-4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Gx-6812">
            <text:p>Gx-6812</text:p>
          </table:table-cell>
          <table:table-cell office:value-type="float" office:value="45.14">
            <text:p>45.14</text:p>
          </table:table-cell>
          <table:table-cell office:value-type="float" office:value="-64.39">
            <text:p>-64.39</text:p>
          </table:table-cell>
          <table:table-cell office:value-type="float" office:value="2355.0">
            <text:p>2355.0</text:p>
          </table:table-cell>
          <table:table-cell office:value-type="float" office:value="180.0">
            <text:p>1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3">
            <text:p>-0.3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Gx-8142">
            <text:p>Gx-8142</text:p>
          </table:table-cell>
          <table:table-cell office:value-type="float" office:value="45.86">
            <text:p>45.86</text:p>
          </table:table-cell>
          <table:table-cell office:value-type="float" office:value="-64.29">
            <text:p>-64.29</text:p>
          </table:table-cell>
          <table:table-cell office:value-type="float" office:value="2185.0">
            <text:p>2185.0</text:p>
          </table:table-cell>
          <table:table-cell office:value-type="float" office:value="145.0">
            <text:p>14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0">
            <text:p>-3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ScottGreenberg1983,VacchiEtal2018">
            <text:p>ScottGreenberg1983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Gx-8145">
            <text:p>Gx-8145</text:p>
          </table:table-cell>
          <table:table-cell office:value-type="float" office:value="45.86">
            <text:p>45.86</text:p>
          </table:table-cell>
          <table:table-cell office:value-type="float" office:value="-64.29">
            <text:p>-64.29</text:p>
          </table:table-cell>
          <table:table-cell office:value-type="float" office:value="3800.0">
            <text:p>3800.0</text:p>
          </table:table-cell>
          <table:table-cell office:value-type="float" office:value="160.0">
            <text:p>1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9.0">
            <text:p>-9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ScottGreenberg1983,VacchiEtal2018">
            <text:p>ScottGreenberg1983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GSC-975">
            <text:p>GSC-975</text:p>
          </table:table-cell>
          <table:table-cell office:value-type="float" office:value="45.85">
            <text:p>45.85</text:p>
          </table:table-cell>
          <table:table-cell office:value-type="float" office:value="-64.3">
            <text:p>-64.3</text:p>
          </table:table-cell>
          <table:table-cell office:value-type="float" office:value="3520.0">
            <text:p>3520.0</text:p>
          </table:table-cell>
          <table:table-cell office:value-type="float" office:value="140.0">
            <text:p>140.0</text:p>
          </table:table-cell>
          <table:table-cell office:value-type="string" office:value="tree">
            <text:p>tre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8">
            <text:p>-1.8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GSC-930">
            <text:p>GSC-930</text:p>
          </table:table-cell>
          <table:table-cell office:value-type="float" office:value="45.86">
            <text:p>45.86</text:p>
          </table:table-cell>
          <table:table-cell office:value-type="float" office:value="-64.29">
            <text:p>-64.29</text:p>
          </table:table-cell>
          <table:table-cell office:value-type="float" office:value="4010.0">
            <text:p>4010.0</text:p>
          </table:table-cell>
          <table:table-cell office:value-type="float" office:value="65.0">
            <text:p>65.0</text:p>
          </table:table-cell>
          <table:table-cell office:value-type="string" office:value="trees">
            <text:p>tree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9">
            <text:p>-3.9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GSC-3105">
            <text:p>GSC-3105</text:p>
          </table:table-cell>
          <table:table-cell office:value-type="float" office:value="45.12">
            <text:p>45.12</text:p>
          </table:table-cell>
          <table:table-cell office:value-type="float" office:value="-64.38">
            <text:p>-64.38</text:p>
          </table:table-cell>
          <table:table-cell office:value-type="float" office:value="4470.0">
            <text:p>4470.0</text:p>
          </table:table-cell>
          <table:table-cell office:value-type="float" office:value="60.0">
            <text:p>60.0</text:p>
          </table:table-cell>
          <table:table-cell office:value-type="string" office:value="tree">
            <text:p>tre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4.7">
            <text:p>-4.7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118969">
            <text:p>BETA-118969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2650.0">
            <text:p>2650.0</text:p>
          </table:table-cell>
          <table:table-cell office:value-type="float" office:value="40.0">
            <text:p>40.0</text:p>
          </table:table-cell>
          <table:table-cell office:value-type="string" office:value="gramineae stem">
            <text:p>gramineae stem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7">
            <text:p>-2.7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118968">
            <text:p>BETA-118968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2400.0">
            <text:p>2400.0</text:p>
          </table:table-cell>
          <table:table-cell office:value-type="float" office:value="50.0">
            <text:p>50.0</text:p>
          </table:table-cell>
          <table:table-cell office:value-type="string" office:value="gramineae stem">
            <text:p>gramineae stem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7">
            <text:p>-2.7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118967">
            <text:p>BETA-118967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2030.0">
            <text:p>2030.0</text:p>
          </table:table-cell>
          <table:table-cell office:value-type="float" office:value="50.0">
            <text:p>50.0</text:p>
          </table:table-cell>
          <table:table-cell office:value-type="string" office:value="gramineae stem">
            <text:p>gramineae stem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1">
            <text:p>-2.1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GSC-3043">
            <text:p>GSC-3043</text:p>
          </table:table-cell>
          <table:table-cell office:value-type="float" office:value="45.12">
            <text:p>45.12</text:p>
          </table:table-cell>
          <table:table-cell office:value-type="float" office:value="-64.38">
            <text:p>-64.38</text:p>
          </table:table-cell>
          <table:table-cell office:value-type="float" office:value="4100.0">
            <text:p>4100.0</text:p>
          </table:table-cell>
          <table:table-cell office:value-type="float" office:value="30.0">
            <text:p>30.0</text:p>
          </table:table-cell>
          <table:table-cell office:value-type="string" office:value="oyster">
            <text:p>oyster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5.2">
            <text:p>-5.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DAL-362">
            <text:p>DAL-362</text:p>
          </table:table-cell>
          <table:table-cell office:value-type="float" office:value="45.12">
            <text:p>45.12</text:p>
          </table:table-cell>
          <table:table-cell office:value-type="float" office:value="-64.38">
            <text:p>-64.38</text:p>
          </table:table-cell>
          <table:table-cell office:value-type="float" office:value="3700.0">
            <text:p>3700.0</text:p>
          </table:table-cell>
          <table:table-cell office:value-type="float" office:value="56.0">
            <text:p>56.0</text:p>
          </table:table-cell>
          <table:table-cell office:value-type="string" office:value="mussels">
            <text:p>mussels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5.2">
            <text:p>-5.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DAL-361">
            <text:p>DAL-361</text:p>
          </table:table-cell>
          <table:table-cell office:value-type="float" office:value="45.12">
            <text:p>45.12</text:p>
          </table:table-cell>
          <table:table-cell office:value-type="float" office:value="-64.38">
            <text:p>-64.38</text:p>
          </table:table-cell>
          <table:table-cell office:value-type="float" office:value="3675.0">
            <text:p>3675.0</text:p>
          </table:table-cell>
          <table:table-cell office:value-type="float" office:value="35.0">
            <text:p>35.0</text:p>
          </table:table-cell>
          <table:table-cell office:value-type="string" office:value="tree">
            <text:p>tre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4.7">
            <text:p>-4.7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GX-4939">
            <text:p>GX-4939</text:p>
          </table:table-cell>
          <table:table-cell office:value-type="float" office:value="45.66">
            <text:p>45.66</text:p>
          </table:table-cell>
          <table:table-cell office:value-type="float" office:value="-64.66">
            <text:p>-64.66</text:p>
          </table:table-cell>
          <table:table-cell office:value-type="float" office:value="7140.0">
            <text:p>7140.0</text:p>
          </table:table-cell>
          <table:table-cell office:value-type="float" office:value="160.0">
            <text:p>1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7.9">
            <text:p>-27.9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ScottGreenberg1983,VacchiEtal2018">
            <text:p>ScottGreenberg1983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GX-8148">
            <text:p>GX-8148</text:p>
          </table:table-cell>
          <table:table-cell office:value-type="float" office:value="45.73">
            <text:p>45.73</text:p>
          </table:table-cell>
          <table:table-cell office:value-type="float" office:value="-64.68">
            <text:p>-64.68</text:p>
          </table:table-cell>
          <table:table-cell office:value-type="float" office:value="3240.0">
            <text:p>3240.0</text:p>
          </table:table-cell>
          <table:table-cell office:value-type="float" office:value="160.0">
            <text:p>1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0">
            <text:p>-4.0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S3241">
            <text:p>S3241</text:p>
          </table:table-cell>
          <table:table-cell office:value-type="float" office:value="45.87">
            <text:p>45.87</text:p>
          </table:table-cell>
          <table:table-cell office:value-type="float" office:value="-64.32">
            <text:p>-64.32</text:p>
          </table:table-cell>
          <table:table-cell office:value-type="float" office:value="3290.0">
            <text:p>3290.0</text:p>
          </table:table-cell>
          <table:table-cell office:value-type="float" office:value="100.0">
            <text:p>100.0</text:p>
          </table:table-cell>
          <table:table-cell office:value-type="string" office:value="tree">
            <text:p>tre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S-3238">
            <text:p>S-3238</text:p>
          </table:table-cell>
          <table:table-cell office:value-type="float" office:value="45.87">
            <text:p>45.87</text:p>
          </table:table-cell>
          <table:table-cell office:value-type="float" office:value="-64.32">
            <text:p>-64.32</text:p>
          </table:table-cell>
          <table:table-cell office:value-type="float" office:value="3430.0">
            <text:p>3430.0</text:p>
          </table:table-cell>
          <table:table-cell office:value-type="float" office:value="110.0">
            <text:p>110.0</text:p>
          </table:table-cell>
          <table:table-cell office:value-type="string" office:value="tree">
            <text:p>tre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7">
            <text:p>-1.7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Que-906">
            <text:p>Que-906</text:p>
          </table:table-cell>
          <table:table-cell office:value-type="float" office:value="45.77">
            <text:p>45.77</text:p>
          </table:table-cell>
          <table:table-cell office:value-type="float" office:value="-64.25">
            <text:p>-64.25</text:p>
          </table:table-cell>
          <table:table-cell office:value-type="float" office:value="880.0">
            <text:p>8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Que-905">
            <text:p>Que-905</text:p>
          </table:table-cell>
          <table:table-cell office:value-type="float" office:value="45.77">
            <text:p>45.77</text:p>
          </table:table-cell>
          <table:table-cell office:value-type="float" office:value="-64.25">
            <text:p>-64.25</text:p>
          </table:table-cell>
          <table:table-cell office:value-type="float" office:value="320.0">
            <text:p>3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">
            <text:p>-0.7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Que-904">
            <text:p>Que-904</text:p>
          </table:table-cell>
          <table:table-cell office:value-type="float" office:value="45.77">
            <text:p>45.77</text:p>
          </table:table-cell>
          <table:table-cell office:value-type="float" office:value="-64.25">
            <text:p>-64.25</text:p>
          </table:table-cell>
          <table:table-cell office:value-type="float" office:value="130.0">
            <text:p>1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">
            <text:p>-0.5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Que-903">
            <text:p>Que-903</text:p>
          </table:table-cell>
          <table:table-cell office:value-type="float" office:value="45.86">
            <text:p>45.86</text:p>
          </table:table-cell>
          <table:table-cell office:value-type="float" office:value="-64.29">
            <text:p>-64.29</text:p>
          </table:table-cell>
          <table:table-cell office:value-type="float" office:value="3770.0">
            <text:p>377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7.9">
            <text:p>-7.9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BETA-118971">
            <text:p>BETA-118971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2490.0">
            <text:p>24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1">
            <text:p>-3.1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TO-4391">
            <text:p>TO-4391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1590.0">
            <text:p>15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2">
            <text:p>2.2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TO-4392">
            <text:p>TO-4392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2040.0">
            <text:p>20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3">
            <text:p>-0.3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TO-4394">
            <text:p>TO-4394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610.0">
            <text:p>6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2">
            <text:p>-1.2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TO-4395">
            <text:p>TO-4395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1810.0">
            <text:p>181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TO-4396">
            <text:p>TO-4396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2170.0">
            <text:p>21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DAL-296">
            <text:p>DAL-296</text:p>
          </table:table-cell>
          <table:table-cell office:value-type="float" office:value="45.12">
            <text:p>45.12</text:p>
          </table:table-cell>
          <table:table-cell office:value-type="float" office:value="-64.38">
            <text:p>-64.38</text:p>
          </table:table-cell>
          <table:table-cell office:value-type="float" office:value="4005.0">
            <text:p>4005.0</text:p>
          </table:table-cell>
          <table:table-cell office:value-type="float" office:value="112.0">
            <text:p>112.0</text:p>
          </table:table-cell>
          <table:table-cell office:value-type="string" office:value="oyster">
            <text:p>oyster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5.2">
            <text:p>-5.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GX-8143">
            <text:p>GX-8143</text:p>
          </table:table-cell>
          <table:table-cell office:value-type="float" office:value="45.86">
            <text:p>45.86</text:p>
          </table:table-cell>
          <table:table-cell office:value-type="float" office:value="-64.29">
            <text:p>-64.29</text:p>
          </table:table-cell>
          <table:table-cell office:value-type="float" office:value="2620.0">
            <text:p>2620.0</text:p>
          </table:table-cell>
          <table:table-cell office:value-type="float" office:value="145.0">
            <text:p>14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1">
            <text:p>-4.1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cottGreenberg1983,VacchiEtal2018">
            <text:p>ScottGreenberg1983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TO-4397">
            <text:p>TO-4397</text:p>
          </table:table-cell>
          <table:table-cell office:value-type="float" office:value="45.79">
            <text:p>45.79</text:p>
          </table:table-cell>
          <table:table-cell office:value-type="float" office:value="-64.27">
            <text:p>-64.27</text:p>
          </table:table-cell>
          <table:table-cell office:value-type="float" office:value="3220.0">
            <text:p>32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1">
            <text:p>-2.1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GX-8147">
            <text:p>GX-8147</text:p>
          </table:table-cell>
          <table:table-cell office:value-type="float" office:value="45.73">
            <text:p>45.73</text:p>
          </table:table-cell>
          <table:table-cell office:value-type="float" office:value="-64.68">
            <text:p>-64.68</text:p>
          </table:table-cell>
          <table:table-cell office:value-type="float" office:value="3130.0">
            <text:p>3130.0</text:p>
          </table:table-cell>
          <table:table-cell office:value-type="float" office:value="180.0">
            <text:p>1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1">
            <text:p>-3.1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GX-5831">
            <text:p>GX-5831</text:p>
          </table:table-cell>
          <table:table-cell office:value-type="float" office:value="45.86">
            <text:p>45.86</text:p>
          </table:table-cell>
          <table:table-cell office:value-type="float" office:value="-64.29">
            <text:p>-64.29</text:p>
          </table:table-cell>
          <table:table-cell office:value-type="float" office:value="1065.0">
            <text:p>1065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GX-5832">
            <text:p>GX-5832</text:p>
          </table:table-cell>
          <table:table-cell office:value-type="float" office:value="45.86">
            <text:p>45.86</text:p>
          </table:table-cell>
          <table:table-cell office:value-type="float" office:value="-64.29">
            <text:p>-64.29</text:p>
          </table:table-cell>
          <table:table-cell office:value-type="float" office:value="1620.0">
            <text:p>1620.0</text:p>
          </table:table-cell>
          <table:table-cell office:value-type="float" office:value="160.0">
            <text:p>1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6">
            <text:p>0.6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GX-5833">
            <text:p>GX-5833</text:p>
          </table:table-cell>
          <table:table-cell office:value-type="float" office:value="45.86">
            <text:p>45.86</text:p>
          </table:table-cell>
          <table:table-cell office:value-type="float" office:value="-64.29">
            <text:p>-64.29</text:p>
          </table:table-cell>
          <table:table-cell office:value-type="float" office:value="675.0">
            <text:p>675.0</text:p>
          </table:table-cell>
          <table:table-cell office:value-type="float" office:value="125.0">
            <text:p>12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GX-5834">
            <text:p>GX-5834</text:p>
          </table:table-cell>
          <table:table-cell office:value-type="float" office:value="45.86">
            <text:p>45.86</text:p>
          </table:table-cell>
          <table:table-cell office:value-type="float" office:value="-64.29">
            <text:p>-64.29</text:p>
          </table:table-cell>
          <table:table-cell office:value-type="float" office:value="115.0">
            <text:p>115.0</text:p>
          </table:table-cell>
          <table:table-cell office:value-type="float" office:value="115.0">
            <text:p>11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GX-8146">
            <text:p>GX-8146</text:p>
          </table:table-cell>
          <table:table-cell office:value-type="float" office:value="45.73">
            <text:p>45.73</text:p>
          </table:table-cell>
          <table:table-cell office:value-type="float" office:value="-64.68">
            <text:p>-64.68</text:p>
          </table:table-cell>
          <table:table-cell office:value-type="float" office:value="2225.0">
            <text:p>2225.0</text:p>
          </table:table-cell>
          <table:table-cell office:value-type="float" office:value="160.0">
            <text:p>1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GX-5835">
            <text:p>GX-5835</text:p>
          </table:table-cell>
          <table:table-cell office:value-type="float" office:value="45.86">
            <text:p>45.86</text:p>
          </table:table-cell>
          <table:table-cell office:value-type="float" office:value="-64.29">
            <text:p>-64.29</text:p>
          </table:table-cell>
          <table:table-cell office:value-type="float" office:value="1000.0">
            <text:p>1000.0</text:p>
          </table:table-cell>
          <table:table-cell office:value-type="float" office:value="105.0">
            <text:p>10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GX-5838">
            <text:p>GX-5838</text:p>
          </table:table-cell>
          <table:table-cell office:value-type="float" office:value="45.86">
            <text:p>45.86</text:p>
          </table:table-cell>
          <table:table-cell office:value-type="float" office:value="-64.29">
            <text:p>-64.29</text:p>
          </table:table-cell>
          <table:table-cell office:value-type="float" office:value="2675.0">
            <text:p>2675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7">
            <text:p>-3.7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GX-5839">
            <text:p>GX-5839</text:p>
          </table:table-cell>
          <table:table-cell office:value-type="float" office:value="45.86">
            <text:p>45.86</text:p>
          </table:table-cell>
          <table:table-cell office:value-type="float" office:value="-64.29">
            <text:p>-64.29</text:p>
          </table:table-cell>
          <table:table-cell office:value-type="float" office:value="2635.0">
            <text:p>2635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5">
            <text:p>-4.5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GX-5840">
            <text:p>GX-5840</text:p>
          </table:table-cell>
          <table:table-cell office:value-type="float" office:value="45.86">
            <text:p>45.86</text:p>
          </table:table-cell>
          <table:table-cell office:value-type="float" office:value="-64.29">
            <text:p>-64.29</text:p>
          </table:table-cell>
          <table:table-cell office:value-type="float" office:value="3120.0">
            <text:p>312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0">
            <text:p>-5.0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GX-5843">
            <text:p>GX-5843</text:p>
          </table:table-cell>
          <table:table-cell office:value-type="float" office:value="45.37">
            <text:p>45.37</text:p>
          </table:table-cell>
          <table:table-cell office:value-type="float" office:value="-63.31">
            <text:p>-63.31</text:p>
          </table:table-cell>
          <table:table-cell office:value-type="float" office:value="4045.0">
            <text:p>4045.0</text:p>
          </table:table-cell>
          <table:table-cell office:value-type="float" office:value="165.0">
            <text:p>16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2">
            <text:p>-6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GX-5836">
            <text:p>GX-5836</text:p>
          </table:table-cell>
          <table:table-cell office:value-type="float" office:value="45.86">
            <text:p>45.86</text:p>
          </table:table-cell>
          <table:table-cell office:value-type="float" office:value="-64.29">
            <text:p>-64.29</text:p>
          </table:table-cell>
          <table:table-cell office:value-type="float" office:value="925.0">
            <text:p>925.0</text:p>
          </table:table-cell>
          <table:table-cell office:value-type="float" office:value="135.0">
            <text:p>1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ShawEtal2010,VacchiEtal2018">
            <text:p>ShawEtal2010,VacchiEtal2018</text:p>
          </table:table-cell>
        </table:table-row>
        <table:table-row>
          <table:table-cell office:value-type="string" office:value="Cumberland">
            <text:p>Cumberland</text:p>
          </table:table-cell>
          <table:table-cell office:value-type="string" office:value="radiocarbon">
            <text:p>radiocarbon</text:p>
          </table:table-cell>
          <table:table-cell office:value-type="string" office:value="GSC-3040">
            <text:p>GSC-3040</text:p>
          </table:table-cell>
          <table:table-cell office:value-type="float" office:value="45.12">
            <text:p>45.12</text:p>
          </table:table-cell>
          <table:table-cell office:value-type="float" office:value="-64.38">
            <text:p>-64.38</text:p>
          </table:table-cell>
          <table:table-cell office:value-type="float" office:value="4200.0">
            <text:p>4200.0</text:p>
          </table:table-cell>
          <table:table-cell office:value-type="float" office:value="40.0">
            <text:p>40.0</text:p>
          </table:table-cell>
          <table:table-cell office:value-type="string" office:value="mussels">
            <text:p>mussels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5.2">
            <text:p>-5.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awEtal2010,VacchiEtal2018">
            <text:p>ShawEtal2010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